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ActionListener.DebugActionListener( ActionListener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ctionListener.processAction( ActionEvent action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